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0.000000000000053479" calcext:value-type="float">
            <text:p>5.35E-14</text:p>
          </table:table-cell>
        </table:table-row>
        <table:table-row table:style-name="ro1">
          <table:table-cell office:value-type="float" office:value="19.8803" calcext:value-type="float">
            <text:p>19.8803</text:p>
          </table:table-cell>
          <table:table-cell office:value-type="float" office:value="0.0000000000000534816" calcext:value-type="float">
            <text:p>5.35E-14</text:p>
          </table:table-cell>
        </table:table-row>
        <table:table-row table:style-name="ro1">
          <table:table-cell office:value-type="float" office:value="19.7213" calcext:value-type="float">
            <text:p>19.7213</text:p>
          </table:table-cell>
          <table:table-cell office:value-type="float" office:value="0.0000000000000534872" calcext:value-type="float">
            <text:p>5.35E-14</text:p>
          </table:table-cell>
        </table:table-row>
        <table:table-row table:style-name="ro1">
          <table:table-cell office:value-type="float" office:value="19.4045" calcext:value-type="float">
            <text:p>19.4045</text:p>
          </table:table-cell>
          <table:table-cell office:value-type="float" office:value="0.0000000000000535001" calcext:value-type="float">
            <text:p>5.35E-14</text:p>
          </table:table-cell>
        </table:table-row>
        <table:table-row table:style-name="ro1">
          <table:table-cell office:value-type="float" office:value="19.0045" calcext:value-type="float">
            <text:p>19.0045</text:p>
          </table:table-cell>
          <table:table-cell office:value-type="float" office:value="0.0000000000000535196" calcext:value-type="float">
            <text:p>5.35E-14</text:p>
          </table:table-cell>
        </table:table-row>
        <table:table-row table:style-name="ro1">
          <table:table-cell office:value-type="float" office:value="18.6045" calcext:value-type="float">
            <text:p>18.6045</text:p>
          </table:table-cell>
          <table:table-cell office:value-type="float" office:value="0.000000000000053543" calcext:value-type="float">
            <text:p>5.35E-14</text:p>
          </table:table-cell>
        </table:table-row>
        <table:table-row table:style-name="ro1">
          <table:table-cell office:value-type="float" office:value="18.2045" calcext:value-type="float">
            <text:p>18.2045</text:p>
          </table:table-cell>
          <table:table-cell office:value-type="float" office:value="0.0000000000000535711" calcext:value-type="float">
            <text:p>5.36E-14</text:p>
          </table:table-cell>
        </table:table-row>
        <table:table-row table:style-name="ro1">
          <table:table-cell office:value-type="float" office:value="17.8045" calcext:value-type="float">
            <text:p>17.8045</text:p>
          </table:table-cell>
          <table:table-cell office:value-type="float" office:value="0.000000000000053605" calcext:value-type="float">
            <text:p>5.36E-14</text:p>
          </table:table-cell>
        </table:table-row>
        <table:table-row table:style-name="ro1">
          <table:table-cell office:value-type="float" office:value="17.4045" calcext:value-type="float">
            <text:p>17.4045</text:p>
          </table:table-cell>
          <table:table-cell office:value-type="float" office:value="0.0000000000000536461" calcext:value-type="float">
            <text:p>5.36E-14</text:p>
          </table:table-cell>
        </table:table-row>
        <table:table-row table:style-name="ro1">
          <table:table-cell office:value-type="float" office:value="17.0045" calcext:value-type="float">
            <text:p>17.0045</text:p>
          </table:table-cell>
          <table:table-cell office:value-type="float" office:value="0.0000000000000536965" calcext:value-type="float">
            <text:p>5.37E-14</text:p>
          </table:table-cell>
        </table:table-row>
        <table:table-row table:style-name="ro1">
          <table:table-cell office:value-type="float" office:value="16.6045" calcext:value-type="float">
            <text:p>16.6045</text:p>
          </table:table-cell>
          <table:table-cell office:value-type="float" office:value="0.0000000000000537588" calcext:value-type="float">
            <text:p>5.38E-14</text:p>
          </table:table-cell>
        </table:table-row>
        <table:table-row table:style-name="ro1">
          <table:table-cell office:value-type="float" office:value="16.2045" calcext:value-type="float">
            <text:p>16.2045</text:p>
          </table:table-cell>
          <table:table-cell office:value-type="float" office:value="0.0000000000000538355" calcext:value-type="float">
            <text:p>5.38E-14</text:p>
          </table:table-cell>
        </table:table-row>
        <table:table-row table:style-name="ro1">
          <table:table-cell office:value-type="float" office:value="15.8045" calcext:value-type="float">
            <text:p>15.8045</text:p>
          </table:table-cell>
          <table:table-cell office:value-type="float" office:value="0.0000000000000539289" calcext:value-type="float">
            <text:p>5.39E-14</text:p>
          </table:table-cell>
        </table:table-row>
        <table:table-row table:style-name="ro1">
          <table:table-cell office:value-type="float" office:value="15.4045" calcext:value-type="float">
            <text:p>15.4045</text:p>
          </table:table-cell>
          <table:table-cell office:value-type="float" office:value="0.0000000000000540395" calcext:value-type="float">
            <text:p>5.40E-14</text:p>
          </table:table-cell>
        </table:table-row>
        <table:table-row table:style-name="ro1">
          <table:table-cell office:value-type="float" office:value="15.0045" calcext:value-type="float">
            <text:p>15.0045</text:p>
          </table:table-cell>
          <table:table-cell office:value-type="float" office:value="0.000000000000054165" calcext:value-type="float">
            <text:p>5.42E-14</text:p>
          </table:table-cell>
        </table:table-row>
        <table:table-row table:style-name="ro1">
          <table:table-cell office:value-type="float" office:value="14.6045" calcext:value-type="float">
            <text:p>14.6045</text:p>
          </table:table-cell>
          <table:table-cell office:value-type="float" office:value="0.0000000000000543005" calcext:value-type="float">
            <text:p>5.43E-14</text:p>
          </table:table-cell>
        </table:table-row>
        <table:table-row table:style-name="ro1">
          <table:table-cell office:value-type="float" office:value="14.2045" calcext:value-type="float">
            <text:p>14.2045</text:p>
          </table:table-cell>
          <table:table-cell office:value-type="float" office:value="0.0000000000000544398" calcext:value-type="float">
            <text:p>5.44E-14</text:p>
          </table:table-cell>
        </table:table-row>
        <table:table-row table:style-name="ro1">
          <table:table-cell office:value-type="float" office:value="13.8045" calcext:value-type="float">
            <text:p>13.8045</text:p>
          </table:table-cell>
          <table:table-cell office:value-type="float" office:value="0.0000000000000545784" calcext:value-type="float">
            <text:p>5.46E-14</text:p>
          </table:table-cell>
        </table:table-row>
        <table:table-row table:style-name="ro1">
          <table:table-cell office:value-type="float" office:value="13.4045" calcext:value-type="float">
            <text:p>13.4045</text:p>
          </table:table-cell>
          <table:table-cell office:value-type="float" office:value="0.0000000000000547143" calcext:value-type="float">
            <text:p>5.47E-14</text:p>
          </table:table-cell>
        </table:table-row>
        <table:table-row table:style-name="ro1">
          <table:table-cell office:value-type="float" office:value="13.0045" calcext:value-type="float">
            <text:p>13.0045</text:p>
          </table:table-cell>
          <table:table-cell office:value-type="float" office:value="0.0000000000000548489" calcext:value-type="float">
            <text:p>5.48E-14</text:p>
          </table:table-cell>
        </table:table-row>
        <table:table-row table:style-name="ro1">
          <table:table-cell office:value-type="float" office:value="12.6045" calcext:value-type="float">
            <text:p>12.6045</text:p>
          </table:table-cell>
          <table:table-cell office:value-type="float" office:value="0.000000000000054985" calcext:value-type="float">
            <text:p>5.50E-14</text:p>
          </table:table-cell>
        </table:table-row>
        <table:table-row table:style-name="ro1">
          <table:table-cell office:value-type="float" office:value="12.2045" calcext:value-type="float">
            <text:p>12.2045</text:p>
          </table:table-cell>
          <table:table-cell office:value-type="float" office:value="0.0000000000000551263" calcext:value-type="float">
            <text:p>5.51E-14</text:p>
          </table:table-cell>
        </table:table-row>
        <table:table-row table:style-name="ro1">
          <table:table-cell office:value-type="float" office:value="11.8045" calcext:value-type="float">
            <text:p>11.8045</text:p>
          </table:table-cell>
          <table:table-cell office:value-type="float" office:value="0.0000000000000552766" calcext:value-type="float">
            <text:p>5.53E-14</text:p>
          </table:table-cell>
        </table:table-row>
        <table:table-row table:style-name="ro1">
          <table:table-cell office:value-type="float" office:value="11.4045" calcext:value-type="float">
            <text:p>11.4045</text:p>
          </table:table-cell>
          <table:table-cell office:value-type="float" office:value="0.0000000000000554393" calcext:value-type="float">
            <text:p>5.54E-14</text:p>
          </table:table-cell>
        </table:table-row>
        <table:table-row table:style-name="ro1">
          <table:table-cell office:value-type="float" office:value="11.0045" calcext:value-type="float">
            <text:p>11.0045</text:p>
          </table:table-cell>
          <table:table-cell office:value-type="float" office:value="0.0000000000000556157" calcext:value-type="float">
            <text:p>5.56E-14</text:p>
          </table:table-cell>
        </table:table-row>
        <table:table-row table:style-name="ro1">
          <table:table-cell office:value-type="float" office:value="10.6045" calcext:value-type="float">
            <text:p>10.6045</text:p>
          </table:table-cell>
          <table:table-cell office:value-type="float" office:value="0.0000000000000557978" calcext:value-type="float">
            <text:p>5.58E-14</text:p>
          </table:table-cell>
        </table:table-row>
        <table:table-row table:style-name="ro1">
          <table:table-cell office:value-type="float" office:value="10.2045" calcext:value-type="float">
            <text:p>10.2045</text:p>
          </table:table-cell>
          <table:table-cell office:value-type="float" office:value="0.0000000000000559224" calcext:value-type="float">
            <text:p>5.59E-14</text:p>
          </table:table-cell>
        </table:table-row>
        <table:table-row table:style-name="ro1">
          <table:table-cell office:value-type="float" office:value="9.80452" calcext:value-type="float">
            <text:p>9.80452</text:p>
          </table:table-cell>
          <table:table-cell office:value-type="float" office:value="0.0000000000000555471" calcext:value-type="float">
            <text:p>5.55E-14</text:p>
          </table:table-cell>
        </table:table-row>
        <table:table-row table:style-name="ro1">
          <table:table-cell office:value-type="float" office:value="9.40452" calcext:value-type="float">
            <text:p>9.40452</text:p>
          </table:table-cell>
          <table:table-cell office:value-type="float" office:value="0.0000000000000515265" calcext:value-type="float">
            <text:p>5.15E-14</text:p>
          </table:table-cell>
        </table:table-row>
        <table:table-row table:style-name="ro1">
          <table:table-cell office:value-type="float" office:value="9.00452" calcext:value-type="float">
            <text:p>9.00452</text:p>
          </table:table-cell>
          <table:table-cell office:value-type="float" office:value="0.000000000000033745" calcext:value-type="float">
            <text:p>3.37E-14</text:p>
          </table:table-cell>
        </table:table-row>
        <table:table-row table:style-name="ro1">
          <table:table-cell office:value-type="float" office:value="8.60452" calcext:value-type="float">
            <text:p>8.60452</text:p>
          </table:table-cell>
          <table:table-cell office:value-type="float" office:value="0.0000000000000189174" calcext:value-type="float">
            <text:p>1.89E-14</text:p>
          </table:table-cell>
        </table:table-row>
        <table:table-row table:style-name="ro1">
          <table:table-cell office:value-type="float" office:value="8.20452" calcext:value-type="float">
            <text:p>8.20452</text:p>
          </table:table-cell>
          <table:table-cell office:value-type="float" office:value="0.0000000000000162232" calcext:value-type="float">
            <text:p>1.62E-14</text:p>
          </table:table-cell>
        </table:table-row>
        <table:table-row table:style-name="ro1">
          <table:table-cell office:value-type="float" office:value="7.80452" calcext:value-type="float">
            <text:p>7.80452</text:p>
          </table:table-cell>
          <table:table-cell office:value-type="float" office:value="0.0000000000000154532" calcext:value-type="float">
            <text:p>1.55E-14</text:p>
          </table:table-cell>
        </table:table-row>
        <table:table-row table:style-name="ro1">
          <table:table-cell office:value-type="float" office:value="7.40452" calcext:value-type="float">
            <text:p>7.40452</text:p>
          </table:table-cell>
          <table:table-cell office:value-type="float" office:value="0.0000000000000146726" calcext:value-type="float">
            <text:p>1.47E-14</text:p>
          </table:table-cell>
        </table:table-row>
        <table:table-row table:style-name="ro1">
          <table:table-cell office:value-type="float" office:value="7.00452" calcext:value-type="float">
            <text:p>7.00452</text:p>
          </table:table-cell>
          <table:table-cell office:value-type="float" office:value="0.0000000000000136628" calcext:value-type="float">
            <text:p>1.37E-14</text:p>
          </table:table-cell>
        </table:table-row>
        <table:table-row table:style-name="ro1">
          <table:table-cell office:value-type="float" office:value="6.60452" calcext:value-type="float">
            <text:p>6.60452</text:p>
          </table:table-cell>
          <table:table-cell office:value-type="float" office:value="0.0000000000000127934" calcext:value-type="float">
            <text:p>1.28E-14</text:p>
          </table:table-cell>
        </table:table-row>
        <table:table-row table:style-name="ro1">
          <table:table-cell office:value-type="float" office:value="6.20452" calcext:value-type="float">
            <text:p>6.20452</text:p>
          </table:table-cell>
          <table:table-cell office:value-type="float" office:value="0.000000000000012521" calcext:value-type="float">
            <text:p>1.25E-14</text:p>
          </table:table-cell>
        </table:table-row>
        <table:table-row table:style-name="ro1">
          <table:table-cell office:value-type="float" office:value="5.80452" calcext:value-type="float">
            <text:p>5.80452</text:p>
          </table:table-cell>
          <table:table-cell office:value-type="float" office:value="0.0000000000000124893" calcext:value-type="float">
            <text:p>1.25E-14</text:p>
          </table:table-cell>
        </table:table-row>
        <table:table-row table:style-name="ro1">
          <table:table-cell office:value-type="float" office:value="5.40452" calcext:value-type="float">
            <text:p>5.40452</text:p>
          </table:table-cell>
          <table:table-cell office:value-type="float" office:value="0.0000000000000124877" calcext:value-type="float">
            <text:p>1.25E-14</text:p>
          </table:table-cell>
        </table:table-row>
        <table:table-row table:style-name="ro1">
          <table:table-cell office:value-type="float" office:value="5.00452" calcext:value-type="float">
            <text:p>5.00452</text:p>
          </table:table-cell>
          <table:table-cell office:value-type="float" office:value="0.0000000000000124886" calcext:value-type="float">
            <text:p>1.25E-14</text:p>
          </table:table-cell>
        </table:table-row>
        <table:table-row table:style-name="ro1">
          <table:table-cell office:value-type="float" office:value="4.60452" calcext:value-type="float">
            <text:p>4.60452</text:p>
          </table:table-cell>
          <table:table-cell office:value-type="float" office:value="0.0000000000000124898" calcext:value-type="float">
            <text:p>1.25E-14</text:p>
          </table:table-cell>
        </table:table-row>
        <table:table-row table:style-name="ro1">
          <table:table-cell office:value-type="float" office:value="4.20452" calcext:value-type="float">
            <text:p>4.20452</text:p>
          </table:table-cell>
          <table:table-cell office:value-type="float" office:value="0.0000000000000124913" calcext:value-type="float">
            <text:p>1.25E-14</text:p>
          </table:table-cell>
        </table:table-row>
        <table:table-row table:style-name="ro1">
          <table:table-cell office:value-type="float" office:value="3.80452" calcext:value-type="float">
            <text:p>3.80452</text:p>
          </table:table-cell>
          <table:table-cell office:value-type="float" office:value="0.0000000000000124931" calcext:value-type="float">
            <text:p>1.25E-14</text:p>
          </table:table-cell>
        </table:table-row>
        <table:table-row table:style-name="ro1">
          <table:table-cell office:value-type="float" office:value="3.40452" calcext:value-type="float">
            <text:p>3.40452</text:p>
          </table:table-cell>
          <table:table-cell office:value-type="float" office:value="0.0000000000000124956" calcext:value-type="float">
            <text:p>1.25E-14</text:p>
          </table:table-cell>
        </table:table-row>
        <table:table-row table:style-name="ro1">
          <table:table-cell office:value-type="float" office:value="3.00452" calcext:value-type="float">
            <text:p>3.00452</text:p>
          </table:table-cell>
          <table:table-cell office:value-type="float" office:value="0.0000000000000124989" calcext:value-type="float">
            <text:p>1.25E-14</text:p>
          </table:table-cell>
        </table:table-row>
        <table:table-row table:style-name="ro1">
          <table:table-cell office:value-type="float" office:value="2.60452" calcext:value-type="float">
            <text:p>2.60452</text:p>
          </table:table-cell>
          <table:table-cell office:value-type="float" office:value="0.0000000000000125036" calcext:value-type="float">
            <text:p>1.25E-14</text:p>
          </table:table-cell>
        </table:table-row>
        <table:table-row table:style-name="ro1">
          <table:table-cell office:value-type="float" office:value="2.20452" calcext:value-type="float">
            <text:p>2.20452</text:p>
          </table:table-cell>
          <table:table-cell office:value-type="float" office:value="0.0000000000000125109" calcext:value-type="float">
            <text:p>1.25E-14</text:p>
          </table:table-cell>
        </table:table-row>
        <table:table-row table:style-name="ro1">
          <table:table-cell office:value-type="float" office:value="1.80452" calcext:value-type="float">
            <text:p>1.80452</text:p>
          </table:table-cell>
          <table:table-cell office:value-type="float" office:value="0.000000000000012523" calcext:value-type="float">
            <text:p>1.25E-14</text:p>
          </table:table-cell>
        </table:table-row>
        <table:table-row table:style-name="ro1">
          <table:table-cell office:value-type="float" office:value="1.40452" calcext:value-type="float">
            <text:p>1.40452</text:p>
          </table:table-cell>
          <table:table-cell office:value-type="float" office:value="0.0000000000000125457" calcext:value-type="float">
            <text:p>1.25E-14</text:p>
          </table:table-cell>
        </table:table-row>
        <table:table-row table:style-name="ro1">
          <table:table-cell office:value-type="float" office:value="1.00452" calcext:value-type="float">
            <text:p>1.00452</text:p>
          </table:table-cell>
          <table:table-cell office:value-type="float" office:value="0.0000000000000125981" calcext:value-type="float">
            <text:p>1.26E-14</text:p>
          </table:table-cell>
        </table:table-row>
        <table:table-row table:style-name="ro1">
          <table:table-cell office:value-type="float" office:value="0.604521" calcext:value-type="float">
            <text:p>0.604521</text:p>
          </table:table-cell>
          <table:table-cell office:value-type="float" office:value="0.000000000000012781" calcext:value-type="float">
            <text:p>1.28E-14</text:p>
          </table:table-cell>
        </table:table-row>
        <table:table-row table:style-name="ro1">
          <table:table-cell office:value-type="float" office:value="0.204521" calcext:value-type="float">
            <text:p>0.204521</text:p>
          </table:table-cell>
          <table:table-cell office:value-type="float" office:value="0.0000000000000142238" calcext:value-type="float">
            <text:p>1.42E-14</text:p>
          </table:table-cell>
        </table:table-row>
        <table:table-row table:style-name="ro1">
          <table:table-cell office:value-type="float" office:value="-0.195479" calcext:value-type="float">
            <text:p>-0.195479</text:p>
          </table:table-cell>
          <table:table-cell office:value-type="float" office:value="0.0000000000000173035" calcext:value-type="float">
            <text:p>1.73E-14</text:p>
          </table:table-cell>
        </table:table-row>
        <table:table-row table:style-name="ro1">
          <table:table-cell office:value-type="float" office:value="-0.595479" calcext:value-type="float">
            <text:p>-0.595479</text:p>
          </table:table-cell>
          <table:table-cell office:value-type="float" office:value="0.0000000000000265235" calcext:value-type="float">
            <text:p>2.65E-14</text:p>
          </table:table-cell>
        </table:table-row>
        <table:table-row table:style-name="ro1">
          <table:table-cell office:value-type="float" office:value="-0.995479" calcext:value-type="float">
            <text:p>-0.995479</text:p>
          </table:table-cell>
          <table:table-cell office:value-type="float" office:value="0.0000000000000428701" calcext:value-type="float">
            <text:p>4.29E-14</text:p>
          </table:table-cell>
        </table:table-row>
        <table:table-row table:style-name="ro1">
          <table:table-cell office:value-type="float" office:value="-1.39548" calcext:value-type="float">
            <text:p>-1.39548</text:p>
          </table:table-cell>
          <table:table-cell office:value-type="float" office:value="0.0000000000000483931" calcext:value-type="float">
            <text:p>4.84E-14</text:p>
          </table:table-cell>
        </table:table-row>
        <table:table-row table:style-name="ro1">
          <table:table-cell office:value-type="float" office:value="-1.79548" calcext:value-type="float">
            <text:p>-1.79548</text:p>
          </table:table-cell>
          <table:table-cell office:value-type="float" office:value="0.0000000000000502254" calcext:value-type="float">
            <text:p>5.02E-14</text:p>
          </table:table-cell>
        </table:table-row>
        <table:table-row table:style-name="ro1">
          <table:table-cell office:value-type="float" office:value="-2.19548" calcext:value-type="float">
            <text:p>-2.19548</text:p>
          </table:table-cell>
          <table:table-cell office:value-type="float" office:value="0.00000000000005108" calcext:value-type="float">
            <text:p>5.11E-14</text:p>
          </table:table-cell>
        </table:table-row>
        <table:table-row table:style-name="ro1">
          <table:table-cell office:value-type="float" office:value="-2.59548" calcext:value-type="float">
            <text:p>-2.59548</text:p>
          </table:table-cell>
          <table:table-cell office:value-type="float" office:value="0.0000000000000515645" calcext:value-type="float">
            <text:p>5.16E-14</text:p>
          </table:table-cell>
        </table:table-row>
        <table:table-row table:style-name="ro1">
          <table:table-cell office:value-type="float" office:value="-2.99548" calcext:value-type="float">
            <text:p>-2.99548</text:p>
          </table:table-cell>
          <table:table-cell office:value-type="float" office:value="0.0000000000000518737" calcext:value-type="float">
            <text:p>5.19E-14</text:p>
          </table:table-cell>
        </table:table-row>
        <table:table-row table:style-name="ro1">
          <table:table-cell office:value-type="float" office:value="-3.39548" calcext:value-type="float">
            <text:p>-3.39548</text:p>
          </table:table-cell>
          <table:table-cell office:value-type="float" office:value="0.0000000000000520872" calcext:value-type="float">
            <text:p>5.21E-14</text:p>
          </table:table-cell>
        </table:table-row>
        <table:table-row table:style-name="ro1">
          <table:table-cell office:value-type="float" office:value="-3.79548" calcext:value-type="float">
            <text:p>-3.79548</text:p>
          </table:table-cell>
          <table:table-cell office:value-type="float" office:value="0.0000000000000522429" calcext:value-type="float">
            <text:p>5.22E-14</text:p>
          </table:table-cell>
        </table:table-row>
        <table:table-row table:style-name="ro1">
          <table:table-cell office:value-type="float" office:value="-4.19548" calcext:value-type="float">
            <text:p>-4.19548</text:p>
          </table:table-cell>
          <table:table-cell office:value-type="float" office:value="0.0000000000000523611" calcext:value-type="float">
            <text:p>5.24E-14</text:p>
          </table:table-cell>
        </table:table-row>
        <table:table-row table:style-name="ro1">
          <table:table-cell office:value-type="float" office:value="-4.59548" calcext:value-type="float">
            <text:p>-4.59548</text:p>
          </table:table-cell>
          <table:table-cell office:value-type="float" office:value="0.0000000000000524536" calcext:value-type="float">
            <text:p>5.25E-14</text:p>
          </table:table-cell>
        </table:table-row>
        <table:table-row table:style-name="ro1">
          <table:table-cell office:value-type="float" office:value="-4.99548" calcext:value-type="float">
            <text:p>-4.99548</text:p>
          </table:table-cell>
          <table:table-cell office:value-type="float" office:value="0.0000000000000525278" calcext:value-type="float">
            <text:p>5.25E-14</text:p>
          </table:table-cell>
        </table:table-row>
        <table:table-row table:style-name="ro1">
          <table:table-cell office:value-type="float" office:value="-5.39548" calcext:value-type="float">
            <text:p>-5.39548</text:p>
          </table:table-cell>
          <table:table-cell office:value-type="float" office:value="0.0000000000000525884" calcext:value-type="float">
            <text:p>5.26E-14</text:p>
          </table:table-cell>
        </table:table-row>
        <table:table-row table:style-name="ro1">
          <table:table-cell office:value-type="float" office:value="-5.79548" calcext:value-type="float">
            <text:p>-5.79548</text:p>
          </table:table-cell>
          <table:table-cell office:value-type="float" office:value="0.0000000000000526388" calcext:value-type="float">
            <text:p>5.26E-14</text:p>
          </table:table-cell>
        </table:table-row>
        <table:table-row table:style-name="ro1">
          <table:table-cell office:value-type="float" office:value="-6.19548" calcext:value-type="float">
            <text:p>-6.19548</text:p>
          </table:table-cell>
          <table:table-cell office:value-type="float" office:value="0.0000000000000526812" calcext:value-type="float">
            <text:p>5.27E-14</text:p>
          </table:table-cell>
        </table:table-row>
        <table:table-row table:style-name="ro1">
          <table:table-cell office:value-type="float" office:value="-6.59548" calcext:value-type="float">
            <text:p>-6.59548</text:p>
          </table:table-cell>
          <table:table-cell office:value-type="float" office:value="0.0000000000000527173" calcext:value-type="float">
            <text:p>5.27E-14</text:p>
          </table:table-cell>
        </table:table-row>
        <table:table-row table:style-name="ro1">
          <table:table-cell office:value-type="float" office:value="-6.99548" calcext:value-type="float">
            <text:p>-6.99548</text:p>
          </table:table-cell>
          <table:table-cell office:value-type="float" office:value="0.0000000000000527484" calcext:value-type="float">
            <text:p>5.27E-14</text:p>
          </table:table-cell>
        </table:table-row>
        <table:table-row table:style-name="ro1">
          <table:table-cell office:value-type="float" office:value="-7.39548" calcext:value-type="float">
            <text:p>-7.39548</text:p>
          </table:table-cell>
          <table:table-cell office:value-type="float" office:value="0.0000000000000527753" calcext:value-type="float">
            <text:p>5.28E-14</text:p>
          </table:table-cell>
        </table:table-row>
        <table:table-row table:style-name="ro1">
          <table:table-cell office:value-type="float" office:value="-7.79548" calcext:value-type="float">
            <text:p>-7.79548</text:p>
          </table:table-cell>
          <table:table-cell office:value-type="float" office:value="0.0000000000000527989" calcext:value-type="float">
            <text:p>5.28E-14</text:p>
          </table:table-cell>
        </table:table-row>
        <table:table-row table:style-name="ro1">
          <table:table-cell office:value-type="float" office:value="-8.19548" calcext:value-type="float">
            <text:p>-8.19548</text:p>
          </table:table-cell>
          <table:table-cell office:value-type="float" office:value="0.0000000000000528197" calcext:value-type="float">
            <text:p>5.28E-14</text:p>
          </table:table-cell>
        </table:table-row>
        <table:table-row table:style-name="ro1">
          <table:table-cell office:value-type="float" office:value="-8.59548" calcext:value-type="float">
            <text:p>-8.59548</text:p>
          </table:table-cell>
          <table:table-cell office:value-type="float" office:value="0.0000000000000528381" calcext:value-type="float">
            <text:p>5.28E-14</text:p>
          </table:table-cell>
        </table:table-row>
        <table:table-row table:style-name="ro1">
          <table:table-cell office:value-type="float" office:value="-8.99548" calcext:value-type="float">
            <text:p>-8.99548</text:p>
          </table:table-cell>
          <table:table-cell office:value-type="float" office:value="0.0000000000000528545" calcext:value-type="float">
            <text:p>5.29E-14</text:p>
          </table:table-cell>
        </table:table-row>
        <table:table-row table:style-name="ro1">
          <table:table-cell office:value-type="float" office:value="-9.39548" calcext:value-type="float">
            <text:p>-9.39548</text:p>
          </table:table-cell>
          <table:table-cell office:value-type="float" office:value="0.0000000000000528693" calcext:value-type="float">
            <text:p>5.29E-14</text:p>
          </table:table-cell>
        </table:table-row>
        <table:table-row table:style-name="ro1">
          <table:table-cell office:value-type="float" office:value="-9.79548" calcext:value-type="float">
            <text:p>-9.79548</text:p>
          </table:table-cell>
          <table:table-cell office:value-type="float" office:value="0.0000000000000528825" calcext:value-type="float">
            <text:p>5.29E-14</text:p>
          </table:table-cell>
        </table:table-row>
        <table:table-row table:style-name="ro1">
          <table:table-cell office:value-type="float" office:value="-10.1955" calcext:value-type="float">
            <text:p>-10.1955</text:p>
          </table:table-cell>
          <table:table-cell office:value-type="float" office:value="0.0000000000000528946" calcext:value-type="float">
            <text:p>5.29E-14</text:p>
          </table:table-cell>
        </table:table-row>
        <table:table-row table:style-name="ro1">
          <table:table-cell office:value-type="float" office:value="-10.5955" calcext:value-type="float">
            <text:p>-10.5955</text:p>
          </table:table-cell>
          <table:table-cell office:value-type="float" office:value="0.0000000000000529055" calcext:value-type="float">
            <text:p>5.29E-14</text:p>
          </table:table-cell>
        </table:table-row>
        <table:table-row table:style-name="ro1">
          <table:table-cell office:value-type="float" office:value="-10.9955" calcext:value-type="float">
            <text:p>-10.9955</text:p>
          </table:table-cell>
          <table:table-cell office:value-type="float" office:value="0.0000000000000529157" calcext:value-type="float">
            <text:p>5.29E-14</text:p>
          </table:table-cell>
        </table:table-row>
        <table:table-row table:style-name="ro1">
          <table:table-cell office:value-type="float" office:value="-11.3955" calcext:value-type="float">
            <text:p>-11.3955</text:p>
          </table:table-cell>
          <table:table-cell office:value-type="float" office:value="0.0000000000000529253" calcext:value-type="float">
            <text:p>5.29E-14</text:p>
          </table:table-cell>
        </table:table-row>
        <table:table-row table:style-name="ro1">
          <table:table-cell office:value-type="float" office:value="-11.7955" calcext:value-type="float">
            <text:p>-11.7955</text:p>
          </table:table-cell>
          <table:table-cell office:value-type="float" office:value="0.0000000000000529346" calcext:value-type="float">
            <text:p>5.29E-14</text:p>
          </table:table-cell>
        </table:table-row>
        <table:table-row table:style-name="ro1">
          <table:table-cell office:value-type="float" office:value="-12.1955" calcext:value-type="float">
            <text:p>-12.1955</text:p>
          </table:table-cell>
          <table:table-cell office:value-type="float" office:value="0.0000000000000529443" calcext:value-type="float">
            <text:p>5.29E-14</text:p>
          </table:table-cell>
        </table:table-row>
        <table:table-row table:style-name="ro1">
          <table:table-cell office:value-type="float" office:value="-12.5955" calcext:value-type="float">
            <text:p>-12.5955</text:p>
          </table:table-cell>
          <table:table-cell office:value-type="float" office:value="0.0000000000000529552" calcext:value-type="float">
            <text:p>5.30E-14</text:p>
          </table:table-cell>
        </table:table-row>
        <table:table-row table:style-name="ro1">
          <table:table-cell office:value-type="float" office:value="-12.9955" calcext:value-type="float">
            <text:p>-12.9955</text:p>
          </table:table-cell>
          <table:table-cell office:value-type="float" office:value="0.0000000000000529687" calcext:value-type="float">
            <text:p>5.30E-14</text:p>
          </table:table-cell>
        </table:table-row>
        <table:table-row table:style-name="ro1">
          <table:table-cell office:value-type="float" office:value="-13.3955" calcext:value-type="float">
            <text:p>-13.3955</text:p>
          </table:table-cell>
          <table:table-cell office:value-type="float" office:value="0.0000000000000529868" calcext:value-type="float">
            <text:p>5.30E-14</text:p>
          </table:table-cell>
        </table:table-row>
        <table:table-row table:style-name="ro1">
          <table:table-cell office:value-type="float" office:value="-13.7955" calcext:value-type="float">
            <text:p>-13.7955</text:p>
          </table:table-cell>
          <table:table-cell office:value-type="float" office:value="0.0000000000000530126" calcext:value-type="float">
            <text:p>5.30E-14</text:p>
          </table:table-cell>
        </table:table-row>
        <table:table-row table:style-name="ro1">
          <table:table-cell office:value-type="float" office:value="-14.1955" calcext:value-type="float">
            <text:p>-14.1955</text:p>
          </table:table-cell>
          <table:table-cell office:value-type="float" office:value="0.0000000000000530501" calcext:value-type="float">
            <text:p>5.31E-14</text:p>
          </table:table-cell>
        </table:table-row>
        <table:table-row table:style-name="ro1">
          <table:table-cell office:value-type="float" office:value="-14.5955" calcext:value-type="float">
            <text:p>-14.5955</text:p>
          </table:table-cell>
          <table:table-cell office:value-type="float" office:value="0.0000000000000531048" calcext:value-type="float">
            <text:p>5.31E-14</text:p>
          </table:table-cell>
        </table:table-row>
        <table:table-row table:style-name="ro1">
          <table:table-cell office:value-type="float" office:value="-14.9955" calcext:value-type="float">
            <text:p>-14.9955</text:p>
          </table:table-cell>
          <table:table-cell office:value-type="float" office:value="0.0000000000000531831" calcext:value-type="float">
            <text:p>5.32E-14</text:p>
          </table:table-cell>
        </table:table-row>
        <table:table-row table:style-name="ro1">
          <table:table-cell office:value-type="float" office:value="-15.3955" calcext:value-type="float">
            <text:p>-15.3955</text:p>
          </table:table-cell>
          <table:table-cell office:value-type="float" office:value="0.0000000000000532918" calcext:value-type="float">
            <text:p>5.33E-14</text:p>
          </table:table-cell>
        </table:table-row>
        <table:table-row table:style-name="ro1">
          <table:table-cell office:value-type="float" office:value="-15.7955" calcext:value-type="float">
            <text:p>-15.7955</text:p>
          </table:table-cell>
          <table:table-cell office:value-type="float" office:value="0.0000000000000534356" calcext:value-type="float">
            <text:p>5.34E-14</text:p>
          </table:table-cell>
        </table:table-row>
        <table:table-row table:style-name="ro1">
          <table:table-cell office:value-type="float" office:value="-16.1955" calcext:value-type="float">
            <text:p>-16.1955</text:p>
          </table:table-cell>
          <table:table-cell office:value-type="float" office:value="0.0000000000000536145" calcext:value-type="float">
            <text:p>5.36E-14</text:p>
          </table:table-cell>
        </table:table-row>
        <table:table-row table:style-name="ro1">
          <table:table-cell office:value-type="float" office:value="-16.5955" calcext:value-type="float">
            <text:p>-16.5955</text:p>
          </table:table-cell>
          <table:table-cell office:value-type="float" office:value="0.0000000000000538192" calcext:value-type="float">
            <text:p>5.38E-14</text:p>
          </table:table-cell>
        </table:table-row>
        <table:table-row table:style-name="ro1">
          <table:table-cell office:value-type="float" office:value="-16.9955" calcext:value-type="float">
            <text:p>-16.9955</text:p>
          </table:table-cell>
          <table:table-cell office:value-type="float" office:value="0.0000000000000540305" calcext:value-type="float">
            <text:p>5.40E-14</text:p>
          </table:table-cell>
        </table:table-row>
        <table:table-row table:style-name="ro1">
          <table:table-cell office:value-type="float" office:value="-17.3955" calcext:value-type="float">
            <text:p>-17.3955</text:p>
          </table:table-cell>
          <table:table-cell office:value-type="float" office:value="0.0000000000000542226" calcext:value-type="float">
            <text:p>5.42E-14</text:p>
          </table:table-cell>
        </table:table-row>
        <table:table-row table:style-name="ro1">
          <table:table-cell office:value-type="float" office:value="-17.7955" calcext:value-type="float">
            <text:p>-17.7955</text:p>
          </table:table-cell>
          <table:table-cell office:value-type="float" office:value="0.0000000000000543734" calcext:value-type="float">
            <text:p>5.44E-14</text:p>
          </table:table-cell>
        </table:table-row>
        <table:table-row table:style-name="ro1">
          <table:table-cell office:value-type="float" office:value="-18.1955" calcext:value-type="float">
            <text:p>-18.1955</text:p>
          </table:table-cell>
          <table:table-cell office:value-type="float" office:value="0.000000000000054473" calcext:value-type="float">
            <text:p>5.45E-14</text:p>
          </table:table-cell>
        </table:table-row>
        <table:table-row table:style-name="ro1">
          <table:table-cell office:value-type="float" office:value="-18.5955" calcext:value-type="float">
            <text:p>-18.5955</text:p>
          </table:table-cell>
          <table:table-cell office:value-type="float" office:value="0.0000000000000545245" calcext:value-type="float">
            <text:p>5.45E-14</text:p>
          </table:table-cell>
        </table:table-row>
        <table:table-row table:style-name="ro1">
          <table:table-cell office:value-type="float" office:value="-18.9955" calcext:value-type="float">
            <text:p>-18.9955</text:p>
          </table:table-cell>
          <table:table-cell office:value-type="float" office:value="0.0000000000000545384" calcext:value-type="float">
            <text:p>5.45E-14</text:p>
          </table:table-cell>
        </table:table-row>
        <table:table-row table:style-name="ro1">
          <table:table-cell office:value-type="float" office:value="-19.3955" calcext:value-type="float">
            <text:p>-19.3955</text:p>
          </table:table-cell>
          <table:table-cell office:value-type="float" office:value="0.0000000000000545264" calcext:value-type="float">
            <text:p>5.45E-14</text:p>
          </table:table-cell>
        </table:table-row>
        <table:table-row table:style-name="ro1">
          <table:table-cell office:value-type="float" office:value="-19.7955" calcext:value-type="float">
            <text:p>-19.7955</text:p>
          </table:table-cell>
          <table:table-cell office:value-type="float" office:value="0.0000000000000544982" calcext:value-type="float">
            <text:p>5.45E-1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00000000000544798" calcext:value-type="float">
            <text:p>5.45E-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5:45:34.538720462</meta:creation-date>
    <dc:date>2019-04-03T15:46:25.138201188</dc:date>
    <meta:editing-duration>PT53S</meta:editing-duration>
    <meta:editing-cycles>1</meta:editing-cycles>
    <meta:document-statistic meta:table-count="1" meta:cell-count="206" meta:object-count="0"/>
    <meta:generator>LibreOffice/6.0.3.2$Linux_X86_64 LibreOffice_project/00m0$Build-2</meta:generator>
  </office:meta>
</office:document-meta>
</file>